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<text:s/>* Click nbfs://nbhost/SystemFileSystem/Templates/Licenses/license-default.txt to change this license</text:p>
      <text:p text:style-name="Standard"><text:s/>*/</text:p>
      <text:p text:style-name="Standard"/>
      <text:p text:style-name="Standard">package com.mycompany.gerenciabank;</text:p>
      <text:p text:style-name="Standard"/>
      <text:p text:style-name="Standard"/>
      <text:p text:style-name="Standard">import javax.swing.JOptionPane;</text:p>
      <text:p text:style-name="Standard"/>
      <text:p text:style-name="Standard">/**</text:p>
      <text:p text:style-name="Standard"><text:s/>*</text:p>
      <text:p text:style-name="Standard"><text:s/>* @Ricardo José Cussolim</text:p>
      <text:p text:style-name="Standard"><text:s/>*/</text:p>
      <text:p text:style-name="Standard">public class GerenciaBank {</text:p>
      <text:p text:style-name="Standard"><text:s text:c="4"/></text:p>
      <text:p text:style-name="Standard"><text:s text:c="4"/>static String nome;</text:p>
      <text:p text:style-name="Standard"><text:s text:c="4"/></text:p>
      <text:p text:style-name="Standard"><text:s text:c="4"/>static String sobrenome;</text:p>
      <text:p text:style-name="Standard"><text:s text:c="4"/></text:p>
      <text:p text:style-name="Standard"><text:s text:c="4"/>static int cpf;</text:p>
      <text:p text:style-name="Standard"><text:s text:c="4"/></text:p>
      <text:p text:style-name="Standard"><text:s text:c="4"/>static double valor;</text:p>
      <text:p text:style-name="Standard"><text:s text:c="4"/></text:p>
      <text:p text:style-name="Standard"><text:s text:c="4"/>static int menu;</text:p>
      <text:p text:style-name="Standard"><text:s text:c="4"/></text:p>
      <text:p text:style-name="Standard"><text:s text:c="4"/></text:p>
      <text:p text:style-name="Standard"><text:s text:c="4"/></text:p>
      <text:p text:style-name="Standard"><text:s text:c="3"/></text:p>
      <text:p text:style-name="Standard"><text:s text:c="4"/></text:p>
      <text:p text:style-name="Standard"><text:s text:c="4"/>public static void main(String[] args) {</text:p>
      <text:p text:style-name="Standard"><text:s text:c="8"/>//entra no sistema e exibe uma mensagem</text:p>
      <text:p text:style-name="Standard"><text:s text:c="8"/>int sistema = JOptionPane.showConfirmDialog(null, "Bem Vindo ao sistema de Gerenciamento de Banco");</text:p>
      <text:p text:style-name="Standard"><text:s text:c="8"/>if(sistema==0){</text:p>
      <text:p text:style-name="Standard"><text:s text:c="12"/>nome = JOptionPane.showInputDialog(null, "Por Favor Digite seu Nome:");</text:p>
      <text:p text:style-name="Standard"><text:s text:c="12"/>sobrenome = JOptionPane.showInputDialog(null, "Por Favor Digite seu Sobrenome:");</text:p>
      <text:p text:style-name="Standard"><text:s text:c="12"/>cpf = Integer.parseInt(JOptionPane.showInputDialog(null, "Por Favor Digite seu CPF:"));</text:p>
      <text:p text:style-name="Standard"><text:s text:c="12"/>int opcaoentrar = JOptionPane.showConfirmDialog(null, "Olá, Tudo Bem, " +nome + sobrenome+ " Seja Bem Vindo","Aviso",JOptionPane.WARNING_MESSAGE);</text:p>
      <text:p text:style-name="Standard"><text:s text:c="12"/>//Se a opção for yes entra no menu</text:p>
      <text:p text:style-name="Standard"><text:s text:c="11"/></text:p>
      <text:p text:style-name="Standard"><text:s text:c="12"/>if(opcaoentrar==0){</text:p>
      <text:p text:style-name="Standard"><text:s text:c="16"/>menu = Integer.parseInt(JOptionPane.showInputDialog(null, "Digite 0-Sair Digite 1-Saldo, 2-Deposito, 3-Saque"));</text:p>
      <text:p text:style-name="Standard"><text:s text:c="16"/>//O usuario escolhe a opção</text:p>
      <text:p text:style-name="Standard"><text:s text:c="20"/>switch (menu){</text:p>
      <text:p text:style-name="Standard"><text:s text:c="24"/>case 0: //sair</text:p>
      <text:p text:style-name="Standard"><text:s text:c="29"/>JOptionPane.showMessageDialog(null, "Obrigado por escolher nosso banco, Até Mais");</text:p>
      <text:p text:style-name="Standard"><text:s text:c="28"/>break;</text:p>
      <text:p text:style-name="Standard"><text:s text:c="24"/></text:p>
      <text:p text:style-name="Standard"><text:soft-page-break/><text:s text:c="24"/>case 1: //entrar saldo</text:p>
      <text:p text:style-name="Standard"><text:s text:c="28"/>int opcaosaldo = JOptionPane.showConfirmDialog(null, "Deseja consultar o saldo?");</text:p>
      <text:p text:style-name="Standard"><text:s text:c="28"/>if(opcaosaldo==0){</text:p>
      <text:p text:style-name="Standard"><text:s text:c="28"/>JOptionPane.showConfirmDialog(null, "Ola "+nome+ "Seu saldo hoje é: "+valor,"Atenção", JOptionPane.YES_NO_OPTION);</text:p>
      <text:p text:style-name="Standard"><text:s text:c="28"/>}</text:p>
      <text:p text:style-name="Standard"><text:s text:c="28"/>break;</text:p>
      <text:p text:style-name="Standard"><text:s text:c="28"/></text:p>
      <text:p text:style-name="Standard"><text:s text:c="24"/>case 2://entra deposito</text:p>
      <text:p text:style-name="Standard"><text:s text:c="28"/>valor = Double.parseDouble(JOptionPane.showInputDialog(null, "Digite o valor do seu deposito"));</text:p>
      <text:p text:style-name="Standard"><text:s text:c="28"/>JOptionPane.showMessageDialog(null,"Obrigado " +nome+ " Deposito Realizado com Sucesso no valor de: "+valor,"Deposito",JOptionPane.WARNING_MESSAGE);</text:p>
      <text:p text:style-name="Standard"><text:s text:c="28"/>break;</text:p>
      <text:p text:style-name="Standard"><text:s text:c="28"/></text:p>
      <text:p text:style-name="Standard"><text:s text:c="24"/>case 3://entra no saque</text:p>
      <text:p text:style-name="Standard"><text:s text:c="28"/>valor = Double.parseDouble(JOptionPane.showInputDialog(null, "Digite o valor do que gostaria de Sacar"));</text:p>
      <text:p text:style-name="Standard"><text:s text:c="28"/>JOptionPane.showMessageDialog(null,"Obrigado " +nome+ " Saque Realizado com Sucesso no valor de: "+valor,"Saque",JOptionPane.WARNING_MESSAGE);</text:p>
      <text:p text:style-name="Standard"><text:s text:c="28"/>break;</text:p>
      <text:p text:style-name="Standard"><text:s text:c="16"/></text:p>
      <text:p text:style-name="Standard"><text:s text:c="8"/>}</text:p>
      <text:p text:style-name="Standard"><text:s text:c="8"/></text:p>
      <text:p text:style-name="Standard"><text:s text:c="15"/></text:p>
      <text:p text:style-name="Standard"><text:s text:c="12"/>}</text:p>
      <text:p text:style-name="Standard"><text:s text:c="12"/></text:p>
      <text:p text:style-name="Standard"><text:s text:c="8"/>}else{</text:p>
      <text:p text:style-name="Standard"><text:s text:c="12"/>JOptionPane.showMessageDialog(null, "Que pena!!! Até Mais");</text:p>
      <text:p text:style-name="Standard"><text:s text:c="8"/>}</text:p>
      <text:p text:style-name="Standard"><text:s text:c="8"/>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2T14:15:52.975000000</meta:creation-date>
    <dc:date>2024-04-02T14:16:41.059000000</dc:date>
    <meta:editing-duration>PT1M</meta:editing-duration>
    <meta:editing-cycles>1</meta:editing-cycles>
    <meta:document-statistic meta:table-count="0" meta:image-count="0" meta:object-count="0" meta:page-count="2" meta:paragraph-count="71" meta:word-count="229" meta:character-count="2951" meta:non-whitespace-character-count="1895"/>
    <meta:generator>LibreOffice/7.6.2.1$Windows_X86_64 LibreOffice_project/56f7684011345957bbf33a7ee678afaf4d2ba333</meta:generator>
  </office:meta>
</office:document-meta>
</file>